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3">
      <style:text-properties style:text-underline-style="solid" style:text-underline-type="single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Professor</text:p>
          </table:table-cell>
          <table:table-cell office:value-type="string" table:style-name="ce1">
            <text:p>Clas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emática</text:p>
          </table:table-cell>
          <table:table-cell office:value-type="float" office:value="3" table:style-name="ce2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fael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laudia</text:p>
          </table:table-cell>
          <table:table-cell office:value-type="float" office:value="3" table:style-name="ce2">
            <text:p>3</text:p>
          </table:table-cell>
          <table:table-cell table:number-columns-repeated="16382" table:style-name="ce1"/>
        </table:table-row>
        <table:table-row table:number-rows-repeated="11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6"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Natan Macedo</dc:creator>
    <meta:creation-date>2017-08-15T16:33:59Z</meta:creation-date>
    <dc:date>2018-12-10T23:54:25Z</dc:date>
    <meta:editing-cycles>26</meta:editing-cycles>
    <meta:editing-duration>PT2134S</meta:editing-duration>
  </office:meta>
</office:document-meta>
</file>